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Arial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4" style:family="table-cell" style:parent-style-name="Default">
      <style:text-properties style:font-name="Arial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Consulta por Genero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4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F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M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string" calcext:value-type="string">
            <text:p>F = Femenin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 = Masculino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25T23:59:23.154000000</dc:date>
    <meta:editing-duration>PT13M30S</meta:editing-duration>
    <meta:editing-cycles>1</meta:editing-cycles>
    <meta:document-statistic meta:table-count="1" meta:cell-count="8" meta:object-count="0"/>
    <meta:generator>LibreOffice/24.2.2.2$Windows_X86_64 LibreOffice_project/d56cc158d8a96260b836f100ef4b4ef25d6f1a01</meta:generator>
  </office:meta>
</office:document-meta>
</file>